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Liberation Sans" svg:font-family="'Liberation Sans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in" loext:contextual-spacing="false" fo:line-height="100%" fo:text-align="center" style:justify-single-word="false"/>
      <style:text-properties style:use-window-font-color="true" style:font-name="Liberation Sans" fo:font-size="26pt" fo:font-weight="bold" fo:background-color="transparent" style:font-name-asian="Liberation Sans" style:font-name-complex="Liberation Sans"/>
    </style:style>
    <style:style style:name="P2" style:family="paragraph" style:parent-style-name="Standard">
      <style:paragraph-properties fo:margin-top="0in" fo:margin-bottom="0.2in" loext:contextual-spacing="false" fo:line-height="100%" fo:text-align="start" style:justify-single-word="false"/>
      <style:text-properties style:use-window-font-color="true" style:font-name="Calibri1" fo:font-size="14pt" fo:font-weight="normal" fo:background-color="transparent" style:font-name-asian="Calibri1" style:font-size-asian="14pt" style:font-name-complex="Calibri1" style:font-size-complex="14pt"/>
    </style:style>
    <style:style style:name="P3" style:family="paragraph" style:parent-style-name="Standard">
      <style:paragraph-properties fo:margin-top="0in" fo:margin-bottom="0.2in" loext:contextual-spacing="false" fo:line-height="100%" fo:text-align="start" style:justify-single-word="false"/>
      <style:text-properties style:use-window-font-color="true" style:font-name="Calibri1" fo:font-size="14pt" fo:font-weight="normal" officeooo:paragraph-rsid="001b91c5" fo:background-color="transparent" style:font-name-asian="Calibri1" style:font-size-asian="14pt" style:font-name-complex="Calibri1" style:font-size-complex="14pt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officeooo:rsid="001b9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ad: The Quest For His Heart Script</text:p>
      <text:p text:style-name="P2">[Audio: Alarm clock going off]</text:p>
      <text:p text:style-name="P2">[Audio: Alarm clock being slammed]</text:p>
      <text:p text:style-name="P2">"It was the first day of school, August 12th 2019"</text:p>
      <text:p text:style-name="P2">"To say I was dreading this day would be an understatement"</text:p>
      <text:p text:style-name="P2">"But then I remembered him... Assad"</text:p>
      <text:p text:style-name="P2">"Remembering how brave he was and how he's single-handedly the reason I'm no longer bullied..."</text:p>
      <text:p text:style-name="P2">"And I have an insane crush on him..."</text:p>
      <text:p text:style-name="P2">"Remembering him made me not dread the first day, knowing I would see him"</text:p>
      <text:p text:style-name="P3">"<text:span text:style-name="T2">Hopefully I would see him, he didn’t change schools or anything"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Liberation Sans" svg:font-family="'Liberation Sans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27T00:22:17.940000000</dc:date>
    <meta:editing-duration>PT36M33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0" meta:word-count="92" meta:character-count="518" meta:non-whitespace-character-count="436"/>
  </office:meta>
</office:document-meta>
</file>